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0" style:family="paragraph" style:parent-style-name="Preformatted_20_Text">
      <style:paragraph-properties style:writing-mode="lr-tb"/>
    </style:style>
    <style:style style:name="P21" style:family="paragraph" style:parent-style-name="Preformatted_20_Text">
      <style:paragraph-properties fo:margin-top="0in" fo:margin-bottom="0.1965in" style:contextual-spacing="false" style:writing-mode="lr-tb"/>
    </style:style>
    <style:style style:name="P22" style:family="paragraph" style:parent-style-name="Text_20_body" style:list-style-name="L19"/>
    <style:style style:name="P23" style:family="paragraph" style:parent-style-name="Text_20_body" style:list-style-name="L20"/>
    <style:style style:name="P24" style:family="paragraph" style:parent-style-name="Text_20_body" style:list-style-name="L21"/>
    <style:style style:name="P25" style:family="paragraph" style:parent-style-name="Text_20_body" style:list-style-name="L22"/>
    <style:style style:name="P26" style:family="paragraph" style:parent-style-name="Standard">
      <style:text-properties officeooo:rsid="0009b42b" officeooo:paragraph-rsid="0009b42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) Tehnički stubovi</text:h>
      <text:list text:style-name="L1">
        <text:list-item>
          <text:p text:style-name="P1"><text:span text:style-name="Strong_20_Emphasis">Runtime</text:span>: Node.js (LTS).</text:p>
        </text:list-item>
        <text:list-item>
          <text:p text:style-name="P1"><text:span text:style-name="Strong_20_Emphasis">Baza</text:span>: SQLite (file‑based, backup jednostavan).</text:p>
        </text:list-item>
        <text:list-item>
          <text:p text:style-name="P1"><text:span text:style-name="Strong_20_Emphasis">HTTP</text:span>: Express (ili Nest ako želiš strožiju strukturu; u nastavku ću pisati kao da je Express).</text:p>
        </text:list-item>
        <text:list-item>
          <text:p text:style-name="P1"><text:span text:style-name="Strong_20_Emphasis">Scheduler</text:span>: <text:span text:style-name="Source_20_Text">bree</text:span> (worker_threads, restart‑safe).</text:p>
        </text:list-item>
        <text:list-item>
          <text:p text:style-name="P1"><text:span text:style-name="Strong_20_Emphasis">Vreme/kalendari</text:span>: <text:span text:style-name="Source_20_Text">luxon</text:span> (+ <text:span text:style-name="Source_20_Text">rrule</text:span> za ponavljanja, zona <text:span text:style-name="Source_20_Text">Europe/Belgrade</text:span>).</text:p>
        </text:list-item>
        <text:list-item>
          <text:p text:style-name="P1"><text:span text:style-name="Strong_20_Emphasis">GPIO (relej)</text:span>: <text:span text:style-name="Source_20_Text">onoff</text:span> ili <text:span text:style-name="Source_20_Text">pigpio</text:span> (preciznije vreme → <text:span text:style-name="Source_20_Text">pigpio</text:span>).</text:p>
        </text:list-item>
        <text:list-item>
          <text:p text:style-name="P1"><text:span text:style-name="Strong_20_Emphasis">Audio player</text:span>: <text:span text:style-name="Source_20_Text">mpv</text:span> ili <text:span text:style-name="Source_20_Text">vlc</text:span> kontrolisani preko <text:span text:style-name="Source_20_Text">child_process</text:span> (mpv ima čist JSON IPC, što olakšava play/pause/queue).</text:p>
        </text:list-item>
        <text:list-item>
          <text:p text:style-name="P1"><text:span text:style-name="Strong_20_Emphasis">Realtime</text:span>: Socket.IO za ogласни монитор (countdown, obaveštenja, override ekrana).</text:p>
        </text:list-item>
        <text:list-item>
          <text:p text:style-name="P1"><text:span text:style-name="Strong_20_Emphasis">Konfiguracija</text:span>: <text:span text:style-name="Source_20_Text">dotenv</text:span> + validacija (npr. <text:span text:style-name="Source_20_Text">zod</text:span>).</text:p>
        </text:list-item>
        <text:list-item>
          <text:p text:style-name="P1"><text:span text:style-name="Strong_20_Emphasis">Logovanje</text:span>: <text:span text:style-name="Source_20_Text">pino</text:span> (+ rotacija preko <text:span text:style-name="Source_20_Text">systemd</text:span> journala).</text:p>
        </text:list-item>
      </text:list>
      <text:h text:style-name="Heading_20_1" text:outline-level="1">2) Domen i entiteti (MVP)</text:h>
      <text:h text:style-name="Heading_20_2" text:outline-level="2">Zvono / Raspored</text:h>
      <text:list text:style-name="L2">
        <text:list-item>
          <text:p text:style-name="P2"><text:span text:style-name="Strong_20_Emphasis">BellTemplate</text:span>: predefinisani šabloni zvonjenja</text:p>
          <text:list>
            <text:list-item>
              <text:p text:style-name="P2"><text:span text:style-name="Source_20_Text">id</text:span>, <text:span text:style-name="Source_20_Text">name</text:span>, <text:span text:style-name="Source_20_Text">description</text:span>, <text:span text:style-name="Source_20_Text">json_spec</text:span> <text:span text:style-name="Emphasis">(niz termina sa vremenima i trajanjem)</text:span>, <text:span text:style-name="Source_20_Text">created_at</text:span>, <text:span text:style-name="Source_20_Text">updated_at</text:span></text:p>
            </text:list-item>
          </text:list>
        </text:list-item>
        <text:list-item>
          <text:p text:style-name="P2"><text:span text:style-name="Strong_20_Emphasis">DaySchedule</text:span>: kalendar dodela šablona po danima</text:p>
          <text:list>
            <text:list-item>
              <text:p text:style-name="P2"><text:span text:style-name="Source_20_Text">id</text:span>, <text:span text:style-name="Source_20_Text">date</text:span> <text:span text:style-name="Emphasis">(YYYY‑MM‑DD)</text:span>, <text:span text:style-name="Source_20_Text">bell_template_id</text:span>, <text:span text:style-name="Source_20_Text">is_holiday</text:span> <text:span text:style-name="Emphasis">(bool)</text:span>, <text:span text:style-name="Source_20_Text">note</text:span></text:p>
            </text:list-item>
          </text:list>
        </text:list-item>
        <text:list-item>
          <text:p text:style-name="P2"><text:span text:style-name="Strong_20_Emphasis">BellLog</text:span>: audit okidanja releja</text:p>
          <text:list>
            <text:list-item>
              <text:p text:style-name="P2"><text:span text:style-name="Source_20_Text">id</text:span>, <text:span text:style-name="Source_20_Text">ts</text:span>, <text:span text:style-name="Source_20_Text">action</text:span> <text:span text:style-name="Emphasis">(OPEN/CLOSE)</text:span>, <text:span text:style-name="Source_20_Text">duration_ms</text:span>, <text:span text:style-name="Source_20_Text">result</text:span> <text:span text:style-name="Emphasis">(OK/FAIL)</text:span>, <text:span text:style-name="Source_20_Text">message</text:span></text:p>
            </text:list-item>
          </text:list>
        </text:list-item>
      </text:list>
      <text:h text:style-name="Heading_20_2" text:outline-level="2">Oglasni monitor</text:h>
      <text:list text:style-name="L3">
        <text:list-item>
          <text:p text:style-name="P3"><text:span text:style-name="Strong_20_Emphasis">Announcement</text:span>: tekstualna obaveštenja</text:p>
          <text:list>
            <text:list-item>
              <text:p text:style-name="P3"><text:span text:style-name="Source_20_Text">id</text:span>, <text:span text:style-name="Source_20_Text">title</text:span>, <text:span text:style-name="Source_20_Text">body</text:span>, <text:span text:style-name="Source_20_Text">priority</text:span> <text:span text:style-name="Emphasis">(LOW/NORMAL/HIGH)</text:span>, <text:span text:style-name="Source_20_Text">start_ts</text:span>, <text:span text:style-name="Source_20_Text">end_ts</text:span>, <text:span text:style-name="Source_20_Text">is_active</text:span></text:p>
            </text:list-item>
          </text:list>
        </text:list-item>
        <text:list-item>
          <text:p text:style-name="P3"><text:span text:style-name="Strong_20_Emphasis">Slide</text:span> <text:span text:style-name="Emphasis">(opciono)</text:span>: slika/video za prikaz</text:p>
          <text:list>
            <text:list-item>
              <text:p text:style-name="P3"><text:span text:style-name="Source_20_Text">id</text:span>, <text:span text:style-name="Source_20_Text">file_path</text:span>, <text:span text:style-name="Source_20_Text">start_ts</text:span>, <text:span text:style-name="Source_20_Text">end_ts</text:span>, <text:span text:style-name="Source_20_Text">is_active</text:span>, <text:span text:style-name="Source_20_Text">duration_s</text:span></text:p>
            </text:list-item>
          </text:list>
        </text:list-item>
        <text:list-item>
          <text:p text:style-name="P3"><text:span text:style-name="Strong_20_Emphasis">PushOverride</text:span>: trenutno forsirano stanje ekrana (npr. “Vanredna objava”)</text:p>
          <text:list>
            <text:list-item>
              <text:p text:style-name="P3"><text:soft-page-break/><text:span text:style-name="Source_20_Text">id</text:span>, <text:span text:style-name="Source_20_Text">created_ts</text:span>, <text:span text:style-name="Source_20_Text">payload_json</text:span>, <text:span text:style-name="Source_20_Text">expires_ts</text:span></text:p>
            </text:list-item>
          </text:list>
        </text:list-item>
      </text:list>
      <text:h text:style-name="Heading_20_2" text:outline-level="2">Plejliste / Audio</text:h>
      <text:list text:style-name="L4">
        <text:list-item>
          <text:p text:style-name="P4"><text:span text:style-name="Strong_20_Emphasis">Playlist</text:span>: kolekcija pesama za odmor</text:p>
          <text:list>
            <text:list-item>
              <text:p text:style-name="P4"><text:span text:style-name="Source_20_Text">id</text:span>, <text:span text:style-name="Source_20_Text">name</text:span>, <text:span text:style-name="Source_20_Text">mode</text:span> <text:span text:style-name="Emphasis">(SEQUENTIAL/SHUFFLE)</text:span>, <text:span text:style-name="Source_20_Text">crossfade_s</text:span> <text:span text:style-name="Emphasis">(0 za OFF)</text:span></text:p>
            </text:list-item>
          </text:list>
        </text:list-item>
        <text:list-item>
          <text:p text:style-name="P4"><text:span text:style-name="Strong_20_Emphasis">Track</text:span>: putanja i metapodaci</text:p>
          <text:list>
            <text:list-item>
              <text:p text:style-name="P4"><text:span text:style-name="Source_20_Text">id</text:span>, <text:span text:style-name="Source_20_Text">playlist_id</text:span>, <text:span text:style-name="Source_20_Text">file_path</text:span>, <text:span text:style-name="Source_20_Text">title</text:span>, <text:span text:style-name="Source_20_Text">artist</text:span>, <text:span text:style-name="Source_20_Text">duration_s</text:span>, <text:span text:style-name="Source_20_Text">order_index</text:span></text:p>
            </text:list-item>
          </text:list>
        </text:list-item>
        <text:list-item>
          <text:p text:style-name="P4"><text:span text:style-name="Strong_20_Emphasis">NowPlayingLog</text:span>: istoriski zapisi reprodukcije</text:p>
          <text:list>
            <text:list-item>
              <text:p text:style-name="P4"><text:span text:style-name="Source_20_Text">id</text:span>, <text:span text:style-name="Source_20_Text">ts</text:span>, <text:span text:style-name="Source_20_Text">track_id</text:span>, <text:span text:style-name="Source_20_Text">action</text:span> <text:span text:style-name="Emphasis">(START/STOP/SKIP)</text:span></text:p>
            </text:list-item>
          </text:list>
        </text:list-item>
      </text:list>
      <text:h text:style-name="Heading_20_2" text:outline-level="2">Sistem / Admin</text:h>
      <text:list text:style-name="L5">
        <text:list-item>
          <text:p text:style-name="P5"><text:span text:style-name="Strong_20_Emphasis">Settings</text:span>: key/value za globalne opcije</text:p>
          <text:list>
            <text:list-item>
              <text:p text:style-name="P5"><text:span text:style-name="Source_20_Text">key</text:span> (PK), <text:span text:style-name="Source_20_Text">value_json</text:span></text:p>
            </text:list-item>
          </text:list>
        </text:list-item>
        <text:list-item>
          <text:p text:style-name="P5"><text:span text:style-name="Strong_20_Emphasis">User</text:span> <text:span text:style-name="Emphasis">(ako želiš login)</text:span>:</text:p>
          <text:list>
            <text:list-item>
              <text:p text:style-name="P5"><text:span text:style-name="Source_20_Text">id</text:span>, <text:span text:style-name="Source_20_Text">username</text:span>, <text:span text:style-name="Source_20_Text">password_hash</text:span>, <text:span text:style-name="Source_20_Text">role</text:span> <text:span text:style-name="Emphasis">(ADMIN/VIEWER)</text:span>, <text:span text:style-name="Source_20_Text">last_login_ts</text:span></text:p>
            </text:list-item>
          </text:list>
        </text:list-item>
      </text:list>
      <text:h text:style-name="Heading_20_1" text:outline-level="1">3) Funkcionalni tokovi (visok nivo)</text:h>
      <text:h text:style-name="Heading_20_2" text:outline-level="2">A) Scheduler zvona</text:h>
      <text:list text:style-name="L6">
        <text:list-item>
          <text:p text:style-name="P6">Na bootstrapu servera: učitati današnji <text:span text:style-name="Strong_20_Emphasis">DaySchedule</text:span> → izračunati sve <text:span text:style-name="Strong_20_Emphasis">slote</text:span> (po <text:span text:style-name="Source_20_Text">json_spec</text:span>).</text:p>
        </text:list-item>
        <text:list-item>
          <text:p text:style-name="P6">Bree job (<text:span text:style-name="Source_20_Text">BellRunner</text:span>) drži naredni okidač (UTC+offset prema zoni; DST safe).</text:p>
        </text:list-item>
        <text:list-item>
          <text:p text:style-name="P6">U trenutku okidanja:</text:p>
          <text:list>
            <text:list-item>
              <text:p text:style-name="P6">Zaustaviti muziku (ako svira).</text:p>
            </text:list-item>
            <text:list-item>
              <text:p text:style-name="P6">Aktivirati relej (GPIO HIGH/LOW) npr. <text:span text:style-name="Strong_20_Emphasis">2–3 s</text:span> (konfigurisano).</text:p>
            </text:list-item>
            <text:list-item>
              <text:p text:style-name="P6">Logovati ishod u <text:span text:style-name="Strong_20_Emphasis">BellLog</text:span>.</text:p>
            </text:list-item>
            <text:list-item>
              <text:p text:style-name="P6">Emitovati Socket.IO event: <text:span text:style-name="Source_20_Text">bell:triggered</text:span> (klijenti osvežavaju countdown).</text:p>
            </text:list-item>
          </text:list>
        </text:list-item>
        <text:list-item>
          <text:p text:style-name="P6">Nakon okidanja, reprogramirati sledeći termin iz liste.</text:p>
        </text:list-item>
        <text:list-item>
          <text:p text:style-name="P6">Promena rasporeda u toku dana → rehidracija jobova.</text:p>
        </text:list-item>
      </text:list>
      <text:h text:style-name="Heading_20_2" text:outline-level="2">B) Oglasni monitor (klijent u browseru)</text:h>
      <text:list text:style-name="L7">
        <text:list-item>
          <text:p text:style-name="P7">Frontend se kači na Socket.IO room <text:span text:style-name="Strong_20_Emphasis">“monitor”</text:span>.</text:p>
        </text:list-item>
        <text:list-item>
          <text:p text:style-name="P7">Backend emituje:</text:p>
          <text:list>
            <text:list-item>
              <text:p text:style-name="P7"><text:soft-page-break/><text:span text:style-name="Source_20_Text">monitor:countdown</text:span> <text:span text:style-name="Emphasis">(svakih X sekundi ili samo na promenu sledećeg zvona)</text:span></text:p>
            </text:list-item>
            <text:list-item>
              <text:p text:style-name="P7"><text:span text:style-name="Source_20_Text">monitor:announcement</text:span> <text:span text:style-name="Emphasis">(novi/izmenjeni aktivni anouncement)</text:span></text:p>
            </text:list-item>
            <text:list-item>
              <text:p text:style-name="P7"><text:span text:style-name="Source_20_Text">monitor:override</text:span> <text:span text:style-name="Emphasis">(prisilni prikaz, npr. slika preko celog ekrana)</text:span></text:p>
            </text:list-item>
          </text:list>
        </text:list-item>
        <text:list-item>
          <text:p text:style-name="P7">REST API daje i “snapshot” stanja da klijent ima početno punjenje.</text:p>
        </text:list-item>
      </text:list>
      <text:h text:style-name="Heading_20_2" text:outline-level="2">C) Plejlista</text:h>
      <text:list text:style-name="L8">
        <text:list-item>
          <text:p text:style-name="P8">“Prozor za odmor” se računa iz <text:span text:style-name="Strong_20_Emphasis">šeme zvonjenja</text:span>: između <text:span text:style-name="Emphasis">kraj časa</text:span> i <text:span text:style-name="Emphasis">početak sledećeg</text:span>.</text:p>
        </text:list-item>
        <text:list-item>
          <text:p text:style-name="P8">Kad uđemo u odmor → <text:span text:style-name="Strong_20_Emphasis">pokreni plejlistu</text:span> (po režimu), na <text:span text:style-name="Emphasis">N‑2 s</text:span> do sledećeg zvona → fade‑out/stop.</text:p>
        </text:list-item>
        <text:list-item>
          <text:p text:style-name="P8">Ručno START/STOP/Skip kroz admin panel (REST + Socket.IO command).</text:p>
        </text:list-item>
        <text:list-item>
          <text:p text:style-name="P8">Čuvati <text:span text:style-name="Strong_20_Emphasis">NowPlayingLog</text:span>.</text:p>
        </text:list-item>
      </text:list>
      <text:h text:style-name="Heading_20_2" text:outline-level="2">D) Prioriteti</text:h>
      <text:list text:style-name="L9">
        <text:list-item>
          <text:p text:style-name="P9">Prioritet: <text:span text:style-name="Strong_20_Emphasis">Zvono &gt; Override &gt; Plejlista &gt; Regular announcements/slides</text:span>.</text:p>
        </text:list-item>
        <text:list-item>
          <text:p text:style-name="P9">Ako stigne override, pauziraj playlistu dok traje.</text:p>
        </text:list-item>
      </text:list>
      <text:h text:style-name="Heading_20_1" text:outline-level="1">4) API rute (skica)</text:h>
      <text:p text:style-name="Text_20_body"><text:span text:style-name="Source_20_Text">/api/health</text:span></text:p>
      <text:list text:style-name="L10">
        <text:list-item>
          <text:p text:style-name="P10"><text:span text:style-name="Source_20_Text">GET /</text:span> → status, sledeće zvono, RTC sinhronizacija, uptime.</text:p>
        </text:list-item>
      </text:list>
      <text:p text:style-name="Text_20_body"><text:span text:style-name="Source_20_Text">/api/bell-templates</text:span></text:p>
      <text:list text:style-name="L11">
        <text:list-item>
          <text:p text:style-name="P11"><text:span text:style-name="Source_20_Text">GET /</text:span> list; <text:span text:style-name="Source_20_Text">POST /</text:span> kreiranje; <text:span text:style-name="Source_20_Text">GET /:id</text:span>; <text:span text:style-name="Source_20_Text">PUT /:id</text:span>; <text:span text:style-name="Source_20_Text">DELETE /:id</text:span> (meko brisanje po želji).</text:p>
        </text:list-item>
      </text:list>
      <text:p text:style-name="Text_20_body"><text:span text:style-name="Source_20_Text">/api/day-schedule</text:span></text:p>
      <text:list text:style-name="L12">
        <text:list-item>
          <text:p text:style-name="P12"><text:span text:style-name="Source_20_Text">GET /?from=YYYY-MM-DD&amp;to=YYYY-MM-DD</text:span></text:p>
        </text:list-item>
        <text:list-item>
          <text:p text:style-name="P12"><text:span text:style-name="Source_20_Text">PUT /:date</text:span> body: <text:span text:style-name="Source_20_Text">{ bell_template_id | is_holiday | note }</text:span> → rehidrira scheduler po potrebi.</text:p>
        </text:list-item>
      </text:list>
      <text:p text:style-name="Text_20_body"><text:span text:style-name="Source_20_Text">/api/bell</text:span></text:p>
      <text:list text:style-name="L13">
        <text:list-item>
          <text:p text:style-name="P13"><text:span text:style-name="Source_20_Text">POST /test-fire</text:span> body: <text:span text:style-name="Source_20_Text">{ duration_ms? }</text:span> → ručno okidanje (auditirano).</text:p>
        </text:list-item>
        <text:list-item>
          <text:p text:style-name="P13"><text:span text:style-name="Source_20_Text">GET /next</text:span> → timestamp i meta sledećeg zvona.</text:p>
        </text:list-item>
      </text:list>
      <text:p text:style-name="Text_20_body"><text:span text:style-name="Source_20_Text">/api/announcements</text:span></text:p>
      <text:list text:style-name="L14">
        <text:list-item>
          <text:p text:style-name="P14">CRUD + <text:span text:style-name="Source_20_Text">POST /push</text:span> (trenutni override: <text:span text:style-name="Source_20_Text">{ type: "text"|"image", payload, ttl_s }</text:span>).</text:p>
        </text:list-item>
      </text:list>
      <text:p text:style-name="Text_20_body"><text:span text:style-name="Source_20_Text">/api/playlists</text:span></text:p>
      <text:list text:style-name="L15">
        <text:list-item>
          <text:p text:style-name="P15"><text:soft-page-break/>CRUD plejliste i trake (<text:span text:style-name="Source_20_Text">/api/playlists/:id/tracks</text:span>).</text:p>
        </text:list-item>
        <text:list-item>
          <text:p text:style-name="P15">Kontrole reprodukcije:</text:p>
          <text:list>
            <text:list-item>
              <text:p text:style-name="P15"><text:span text:style-name="Source_20_Text">POST /play</text:span> <text:span text:style-name="Source_20_Text">{ playlist_id }</text:span></text:p>
            </text:list-item>
            <text:list-item>
              <text:p text:style-name="P15"><text:span text:style-name="Source_20_Text">POST /pause</text:span></text:p>
            </text:list-item>
            <text:list-item>
              <text:p text:style-name="P15"><text:span text:style-name="Source_20_Text">POST /stop</text:span></text:p>
            </text:list-item>
            <text:list-item>
              <text:p text:style-name="P15"><text:span text:style-name="Source_20_Text">POST /skip</text:span></text:p>
            </text:list-item>
            <text:list-item>
              <text:p text:style-name="P15"><text:span text:style-name="Source_20_Text">GET /now-playing</text:span></text:p>
            </text:list-item>
          </text:list>
        </text:list-item>
      </text:list>
      <text:p text:style-name="Text_20_body"><text:span text:style-name="Source_20_Text">/api/settings</text:span></text:p>
      <text:list text:style-name="L16">
        <text:list-item>
          <text:p text:style-name="P16"><text:span text:style-name="Source_20_Text">GET /</text:span> i <text:span text:style-name="Source_20_Text">PUT /</text:span> – npr. <text:span text:style-name="Source_20_Text">{ relay_pin, relay_pulse_ms, school_start_time, timezone, monitor_refresh_s }</text:span>.</text:p>
        </text:list-item>
      </text:list>
      <text:p text:style-name="Text_20_body"><text:span text:style-name="Source_20_Text">/api/auth</text:span></text:p>
      <text:list text:style-name="L17">
        <text:list-item>
          <text:p text:style-name="P17">(opciono) <text:span text:style-name="Source_20_Text">POST /login</text:span>, <text:span text:style-name="Source_20_Text">POST /logout</text:span>, <text:span text:style-name="Source_20_Text">GET /me</text:span>.</text:p>
        </text:list-item>
      </text:list>
      <text:h text:style-name="Heading_20_1" text:outline-level="1">5) WebSocket događaji (kanon)</text:h>
      <text:list text:style-name="L18">
        <text:list-item>
          <text:p text:style-name="P18"><text:span text:style-name="Source_20_Text">bell:triggered</text:span> <text:span text:style-name="Source_20_Text">{ ts, duration_ms }</text:span></text:p>
        </text:list-item>
        <text:list-item>
          <text:p text:style-name="P18"><text:span text:style-name="Source_20_Text">monitor:countdown</text:span> <text:span text:style-name="Source_20_Text">{ nextBellTs, lessonNumber, remainingMs }</text:span></text:p>
        </text:list-item>
        <text:list-item>
          <text:p text:style-name="P18"><text:span text:style-name="Source_20_Text">monitor:announcement</text:span> <text:span text:style-name="Source_20_Text">{ id, title, body, priority }</text:span></text:p>
        </text:list-item>
        <text:list-item>
          <text:p text:style-name="P18"><text:span text:style-name="Source_20_Text">monitor:override</text:span> <text:span text:style-name="Source_20_Text">{ type, payload, expiresTs }</text:span></text:p>
        </text:list-item>
        <text:list-item>
          <text:p text:style-name="P18"><text:span text:style-name="Source_20_Text">playlist:now</text:span> <text:span text:style-name="Source_20_Text">{ trackId, title, artist, position_s }</text:span></text:p>
        </text:list-item>
        <text:list-item>
          <text:p text:style-name="P18"><text:span text:style-name="Source_20_Text">playlist:state</text:span> <text:span text:style-name="Source_20_Text">{ status: "PLAYING"|"PAUSED"|"STOPPED" }</text:span></text:p>
        </text:list-item>
      </text:list>
      <text:h text:style-name="Heading_20_1" text:outline-level="1">6) Struktura projekta</text:h>
      <text:p text:style-name="P19"><text:span text:style-name="Source_20_Text">/src</text:span></text:p>
      <text:p text:style-name="P20"><text:span text:style-name="Source_20_Text"><text:s text:c="2"/>/app.ts <text:s text:c="16"/>// bootstrap (Express + Socket.IO + Bree)</text:span></text:p>
      <text:p text:style-name="P20"><text:span text:style-name="Source_20_Text"><text:s text:c="2"/>/config/index.ts <text:s text:c="7"/>// env + defaults (relay pin, tz...)</text:span></text:p>
      <text:p text:style-name="P20"><text:span text:style-name="Source_20_Text"><text:s text:c="2"/>/db <text:s text:c="20"/>// sqlite init, migracije (drizzle/knex)</text:span></text:p>
      <text:p text:style-name="P20"><text:span text:style-name="Source_20_Text"><text:s text:c="2"/>/modules</text:span></text:p>
      <text:p text:style-name="P20"><text:span text:style-name="Source_20_Text"><text:s text:c="4"/>/bell</text:span></text:p>
      <text:p text:style-name="P20"><text:span text:style-name="Source_20_Text"><text:s text:c="6"/>bell.service.ts <text:s text:c="4"/>// planiranje, sledeći trigger, test-fire</text:span></text:p>
      <text:p text:style-name="P20"><text:span text:style-name="Source_20_Text"><text:s text:c="6"/>bell.scheduler.ts <text:s text:c="2"/>// Bree job definicija</text:span></text:p>
      <text:p text:style-name="P20"><text:span text:style-name="Source_20_Text"><text:s text:c="6"/>bell.gpio.ts <text:s text:c="7"/>// relej kontrola</text:span></text:p>
      <text:p text:style-name="P20"><text:span text:style-name="Source_20_Text"><text:s text:c="6"/>bell.controller.ts <text:s/>// REST</text:span></text:p>
      <text:p text:style-name="P20"><text:span text:style-name="Source_20_Text"><text:s text:c="6"/>bell.types.ts</text:span></text:p>
      <text:p text:style-name="P20"><text:span text:style-name="Source_20_Text"><text:s text:c="4"/>/monitor</text:span></text:p>
      <text:p text:style-name="P20"><text:span text:style-name="Source_20_Text"><text:s text:c="6"/>monitor.service.ts <text:s/>// state + emitovanje</text:span></text:p>
      <text:p text:style-name="P20"><text:span text:style-name="Source_20_Text"><text:s text:c="6"/>monitor.controller.ts</text:span></text:p>
      <text:p text:style-name="P20"><text:span text:style-name="Source_20_Text"><text:s text:c="4"/>/playlist</text:span></text:p>
      <text:p text:style-name="P20"><text:span text:style-name="Source_20_Text"><text:s text:c="6"/>player.process.ts <text:s text:c="2"/>// mpv/vlc kontrola (spawn + IPC)</text:span></text:p>
      <text:p text:style-name="P20"><text:span text:style-name="Source_20_Text"><text:s text:c="6"/>playlist.service.ts // poslovna logika (odmor prozori)</text:span></text:p>
      <text:p text:style-name="P20"><text:span text:style-name="Source_20_Text"><text:s text:c="6"/>playlist.controller.ts</text:span></text:p>
      <text:p text:style-name="P20"><text:span text:style-name="Source_20_Text"><text:s text:c="4"/>/announcements</text:span></text:p>
      <text:p text:style-name="P20"><text:soft-page-break/><text:span text:style-name="Source_20_Text"><text:s text:c="6"/>announcements.service.ts</text:span></text:p>
      <text:p text:style-name="P20"><text:span text:style-name="Source_20_Text"><text:s text:c="6"/>announcements.controller.ts</text:span></text:p>
      <text:p text:style-name="P20"><text:span text:style-name="Source_20_Text"><text:s text:c="4"/>/auth (opciono)</text:span></text:p>
      <text:p text:style-name="P20"><text:span text:style-name="Source_20_Text"><text:s text:c="2"/>/realtime</text:span></text:p>
      <text:p text:style-name="P20"><text:span text:style-name="Source_20_Text"><text:s text:c="4"/>ws.ts <text:s text:c="16"/>// Socket.IO setup, rooms</text:span></text:p>
      <text:p text:style-name="P20"><text:span text:style-name="Source_20_Text"><text:s text:c="2"/>/utils</text:span></text:p>
      <text:p text:style-name="P20"><text:span text:style-name="Source_20_Text"><text:s text:c="4"/>time.ts <text:s text:c="14"/>// luxon helpers</text:span></text:p>
      <text:p text:style-name="P20"><text:span text:style-name="Source_20_Text"><text:s text:c="4"/>logger.ts <text:s text:c="12"/>// pino</text:span></text:p>
      <text:p text:style-name="P21"><text:span text:style-name="Source_20_Text"><text:s text:c="2"/>/routes.ts <text:s text:c="13"/>// registracija kontrolera</text:span></text:p>
      <text:p text:style-name="Quotations">Ako želiš bez TypeScript-a, imena fajlova <text:span text:style-name="Source_20_Text">.js</text:span> i izbacujemo tipove — struktura ostaje ista.</text:p>
      <text:h text:style-name="Heading_20_1" text:outline-level="1">7) Migracije (ključna polja – MVP)</text:h>
      <text:list text:style-name="L19">
        <text:list-item>
          <text:p text:style-name="P22"><text:span text:style-name="Strong_20_Emphasis">bell_templates</text:span>(<text:span text:style-name="Source_20_Text">id</text:span>, <text:span text:style-name="Source_20_Text">name</text:span>, <text:span text:style-name="Source_20_Text">description</text:span>, <text:span text:style-name="Source_20_Text">json_spec</text:span>, <text:span text:style-name="Source_20_Text">created_at</text:span>, <text:span text:style-name="Source_20_Text">updated_at</text:span>)</text:p>
        </text:list-item>
        <text:list-item>
          <text:p text:style-name="P22"><text:span text:style-name="Strong_20_Emphasis">day_schedule</text:span>(<text:span text:style-name="Source_20_Text">id</text:span>, <text:span text:style-name="Source_20_Text">date</text:span> UNIQUE, <text:span text:style-name="Source_20_Text">bell_template_id</text:span> FK, <text:span text:style-name="Source_20_Text">is_holiday</text:span> INT, <text:span text:style-name="Source_20_Text">note</text:span>)</text:p>
        </text:list-item>
        <text:list-item>
          <text:p text:style-name="P22"><text:span text:style-name="Strong_20_Emphasis">bell_log</text:span>(<text:span text:style-name="Source_20_Text">id</text:span>, <text:span text:style-name="Source_20_Text">ts</text:span>, <text:span text:style-name="Source_20_Text">action</text:span>, <text:span text:style-name="Source_20_Text">duration_ms</text:span>, <text:span text:style-name="Source_20_Text">result</text:span>, <text:span text:style-name="Source_20_Text">message</text:span>)</text:p>
        </text:list-item>
        <text:list-item>
          <text:p text:style-name="P22"><text:span text:style-name="Strong_20_Emphasis">announcements</text:span>(<text:span text:style-name="Source_20_Text">id</text:span>, <text:span text:style-name="Source_20_Text">title</text:span>, <text:span text:style-name="Source_20_Text">body</text:span>, <text:span text:style-name="Source_20_Text">priority</text:span>, <text:span text:style-name="Source_20_Text">start_ts</text:span>, <text:span text:style-name="Source_20_Text">end_ts</text:span>, <text:span text:style-name="Source_20_Text">is_active</text:span>)</text:p>
        </text:list-item>
        <text:list-item>
          <text:p text:style-name="P22"><text:span text:style-name="Strong_20_Emphasis">slides</text:span>(<text:span text:style-name="Source_20_Text">id</text:span>, <text:span text:style-name="Source_20_Text">file_path</text:span>, <text:span text:style-name="Source_20_Text">start_ts</text:span>, <text:span text:style-name="Source_20_Text">end_ts</text:span>, <text:span text:style-name="Source_20_Text">is_active</text:span>, <text:span text:style-name="Source_20_Text">duration_s</text:span>)</text:p>
        </text:list-item>
        <text:list-item>
          <text:p text:style-name="P22"><text:span text:style-name="Strong_20_Emphasis">push_override</text:span>(<text:span text:style-name="Source_20_Text">id</text:span>, <text:span text:style-name="Source_20_Text">created_ts</text:span>, <text:span text:style-name="Source_20_Text">payload_json</text:span>, <text:span text:style-name="Source_20_Text">expires_ts</text:span>)</text:p>
        </text:list-item>
        <text:list-item>
          <text:p text:style-name="P22"><text:span text:style-name="Strong_20_Emphasis">playlists</text:span>(<text:span text:style-name="Source_20_Text">id</text:span>, <text:span text:style-name="Source_20_Text">name</text:span>, <text:span text:style-name="Source_20_Text">mode</text:span>, <text:span text:style-name="Source_20_Text">crossfade_s</text:span>)</text:p>
        </text:list-item>
        <text:list-item>
          <text:p text:style-name="P22"><text:span text:style-name="Strong_20_Emphasis">tracks</text:span>(<text:span text:style-name="Source_20_Text">id</text:span>, <text:span text:style-name="Source_20_Text">playlist_id</text:span> FK, <text:span text:style-name="Source_20_Text">file_path</text:span>, <text:span text:style-name="Source_20_Text">title</text:span>, <text:span text:style-name="Source_20_Text">artist</text:span>, <text:span text:style-name="Source_20_Text">duration_s</text:span>, <text:span text:style-name="Source_20_Text">order_index</text:span>)</text:p>
        </text:list-item>
        <text:list-item>
          <text:p text:style-name="P22"><text:span text:style-name="Strong_20_Emphasis">now_playing_log</text:span>(<text:span text:style-name="Source_20_Text">id</text:span>, <text:span text:style-name="Source_20_Text">ts</text:span>, <text:span text:style-name="Source_20_Text">track_id</text:span> FK, <text:span text:style-name="Source_20_Text">action</text:span>)</text:p>
        </text:list-item>
        <text:list-item>
          <text:p text:style-name="P22"><text:span text:style-name="Strong_20_Emphasis">settings</text:span>(<text:span text:style-name="Source_20_Text">key</text:span> PK, <text:span text:style-name="Source_20_Text">value_json</text:span>)</text:p>
        </text:list-item>
        <text:list-item>
          <text:p text:style-name="P22"><text:span text:style-name="Strong_20_Emphasis">users</text:span> <text:span text:style-name="Emphasis">(opciono)</text:span> (<text:span text:style-name="Source_20_Text">id</text:span>, <text:span text:style-name="Source_20_Text">username</text:span> UNIQUE, <text:span text:style-name="Source_20_Text">password_hash</text:span>, <text:span text:style-name="Source_20_Text">role</text:span>, <text:span text:style-name="Source_20_Text">last_login_ts</text:span>)</text:p>
        </text:list-item>
      </text:list>
      <text:h text:style-name="Heading_20_1" text:outline-level="1">8) Bezbednost i pouzdanost</text:h>
      <text:list text:style-name="L20">
        <text:list-item>
          <text:p text:style-name="P23"><text:span text:style-name="Strong_20_Emphasis">systemd</text:span>: <text:span text:style-name="Source_20_Text">Restart=always</text:span>, <text:span text:style-name="Source_20_Text">Environment=...</text:span>, <text:span text:style-name="Source_20_Text">After=network-online.target</text:span>, <text:span text:style-name="Source_20_Text">Wants=time-sync.target</text:span>.</text:p>
        </text:list-item>
        <text:list-item>
          <text:p text:style-name="P23"><text:span text:style-name="Strong_20_Emphasis">Health-check</text:span> proverava: vremenik sledećeg zvona, status GPIO drajvera, da li <text:span text:style-name="Source_20_Text">mpv</text:span> proces živi.</text:p>
        </text:list-item>
        <text:list-item>
          <text:p text:style-name="P23"><text:span text:style-name="Strong_20_Emphasis">RTC/UPS HAT</text:span> (preporuka): stabilno vreme i uredno gašenje.</text:p>
        </text:list-item>
        <text:list-item>
          <text:p text:style-name="P23"><text:span text:style-name="Strong_20_Emphasis">Fail‑safe</text:span>: ako SQLite ne radi, <text:span text:style-name="Emphasis">ne okidati relej</text:span>; oglasni monitor dobija crvenu status‑traku “servis van funkcije”.</text:p>
        </text:list-item>
      </text:list>
      <text:h text:style-name="Heading_20_1" text:outline-level="1"><text:soft-page-break/>9) Šta tačno ulazi u <text:span text:style-name="Strong_20_Emphasis">prvi sprint</text:span> (MVP)</text:h>
      <text:list text:style-name="L21">
        <text:list-item>
          <text:p text:style-name="P24">Baza + migracije.</text:p>
        </text:list-item>
        <text:list-item>
          <text:p text:style-name="P24">CRUD za <text:span text:style-name="Strong_20_Emphasis">BellTemplate</text:span> i <text:span text:style-name="Strong_20_Emphasis">DaySchedule</text:span>.</text:p>
        </text:list-item>
        <text:list-item>
          <text:p text:style-name="P24">Scheduler koji iz šablona računa slotove i <text:span text:style-name="Strong_20_Emphasis">okida GPIO</text:span> (test-fire uključeno).</text:p>
        </text:list-item>
        <text:list-item>
          <text:p text:style-name="P24">Socket.IO: <text:span text:style-name="Source_20_Text">monitor:countdown</text:span> i <text:span text:style-name="Source_20_Text">bell:triggered</text:span>.</text:p>
        </text:list-item>
        <text:list-item>
          <text:p text:style-name="P24">CRUD <text:span text:style-name="Strong_20_Emphasis">Playlist/Track</text:span>, player START/STOP/Skip (bez crossfade‑a za početak).</text:p>
        </text:list-item>
        <text:list-item>
          <text:p text:style-name="P24">Announcements CRUD + emit na monitor (bez “slides” u MVP).</text:p>
        </text:list-item>
        <text:list-item>
          <text:p text:style-name="P24">Health endpoint.</text:p>
        </text:list-item>
      </text:list>
      <text:p text:style-name="Horizontal_20_Line"/>
      <text:p text:style-name="Text_20_body">Ako si saglasan sa ovim planom, sledeći korak je da zaključamo:</text:p>
      <text:list text:style-name="L22">
        <text:list-item>
          <text:p text:style-name="P25">alatke (bree vs node‑cron; <text:span text:style-name="Source_20_Text">onoff</text:span> vs <text:span text:style-name="Source_20_Text">pigpio</text:span>; <text:span text:style-name="Source_20_Text">mpv</text:span> vs <text:span text:style-name="Source_20_Text">vlc</text:span>),</text:p>
        </text:list-item>
        <text:list-item>
          <text:p text:style-name="P25">formate <text:span text:style-name="Source_20_Text">json_spec</text:span> za šablon zvona i “lesson numbering”,</text:p>
        </text:list-item>
        <text:list-item>
          <text:p text:style-name="P25">naziv(e) Socket.IO događaja (da ih frontend odmah implementira).</text:p>
        </text:list-item>
      </text:list>
      <text:p text:style-name="Text_20_body"/>
      <text:p text:style-name="P26">API Za zvono se nalazi u Scaffold fajlu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1T15:33:13.299886633</meta:creation-date>
    <dc:date>2025-08-21T17:27:44.783638253</dc:date>
    <meta:editing-duration>PT2M57S</meta:editing-duration>
    <meta:editing-cycles>2</meta:editing-cycles>
    <meta:generator>LibreOffice/24.8.7.2$Linux_X86_64 LibreOffice_project/480$Build-2</meta:generator>
    <meta:document-statistic meta:table-count="0" meta:image-count="0" meta:object-count="0" meta:page-count="6" meta:paragraph-count="156" meta:word-count="992" meta:character-count="7215" meta:non-whitespace-character-count="6244"/>
  </office:meta>
</office:document-meta>
</file>